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3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>
            <text:p>#Zeit hh:mm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tempavg</text:p>
          </table:table-cell>
          <table:table-cell office:value-type="string">
            <text:p>dat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-45">
            <text:p>-45</text:p>
          </table:table-cell>
          <table:table-cell office:value-type="float" office:value="-1.3">
            <text:p>-1.3</text:p>
          </table:table-cell>
          <table:table-cell office:value-type="float" office:value="33.1729065035415">
            <text:p>33.173</text:p>
          </table:table-cell>
          <table:table-cell office:value-type="float" office:value="10121336">
            <text:p>1012133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4.26">
            <text:p>34.26</text:p>
          </table:table-cell>
          <table:table-cell office:value-type="float" office:value="-72.8">
            <text:p>-72.8</text:p>
          </table:table-cell>
          <table:table-cell office:value-type="float" office:value="-1.46">
            <text:p>-1.46</text:p>
          </table:table-cell>
          <table:table-cell office:value-type="float" office:value="39.8498017217147">
            <text:p>39.850</text:p>
          </table:table-cell>
          <table:table-cell office:value-type="float" office:value="10121601">
            <text:p>101216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49.18">
            <text:p>49.18</text:p>
          </table:table-cell>
          <table:table-cell office:value-type="float" office:value="-72.88">
            <text:p>-72.88</text:p>
          </table:table-cell>
          <table:table-cell office:value-type="float" office:value="-1.5">
            <text:p>-1.5</text:p>
          </table:table-cell>
          <table:table-cell office:value-type="float" office:value="36.5663087645827">
            <text:p>36.566</text:p>
          </table:table-cell>
          <table:table-cell office:value-type="float" office:value="10121740">
            <text:p>1012174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67.9">
            <text:p>67.9</text:p>
          </table:table-cell>
          <table:table-cell office:value-type="float" office:value="-73.6">
            <text:p>-73.6</text:p>
          </table:table-cell>
          <table:table-cell office:value-type="float" office:value="-1.51">
            <text:p>-1.51</text:p>
          </table:table-cell>
          <table:table-cell office:value-type="float" office:value="34.6441982578992">
            <text:p>34.644</text:p>
          </table:table-cell>
          <table:table-cell office:value-type="float" office:value="10121939">
            <text:p>101219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4.1">
            <text:p>84.1</text:p>
          </table:table-cell>
          <table:table-cell office:value-type="float" office:value="-95.9">
            <text:p>-95.9</text:p>
          </table:table-cell>
          <table:table-cell office:value-type="float" office:value="-1.3">
            <text:p>-1.3</text:p>
          </table:table-cell>
          <table:table-cell office:value-type="float" office:value="33.849518279231">
            <text:p>33.850</text:p>
          </table:table-cell>
          <table:table-cell office:value-type="float" office:value="10122349">
            <text:p>1012234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116.7">
            <text:p>116.7</text:p>
          </table:table-cell>
          <table:table-cell office:value-type="float" office:value="-98.8">
            <text:p>-98.8</text:p>
          </table:table-cell>
          <table:table-cell office:value-type="float" office:value="-1.4">
            <text:p>-1.4</text:p>
          </table:table-cell>
          <table:table-cell office:value-type="float" office:value="24.7675598650535">
            <text:p>24.768</text:p>
          </table:table-cell>
          <table:table-cell office:value-type="float" office:value="10122739">
            <text:p>101227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55.96">
            <text:p>155.96</text:p>
          </table:table-cell>
          <table:table-cell office:value-type="float" office:value="-112.49">
            <text:p>-112.49</text:p>
          </table:table-cell>
          <table:table-cell office:value-type="float" office:value="-1.5">
            <text:p>-1.5</text:p>
          </table:table-cell>
          <table:table-cell office:value-type="float" office:value="24.7302327134986">
            <text:p>24.730</text:p>
          </table:table-cell>
          <table:table-cell office:value-type="float" office:value="10122928">
            <text:p>1012292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91.12">
            <text:p>191.12</text:p>
          </table:table-cell>
          <table:table-cell office:value-type="float" office:value="-118.91">
            <text:p>-118.91</text:p>
          </table:table-cell>
          <table:table-cell office:value-type="float" office:value="-1.4">
            <text:p>-1.4</text:p>
          </table:table-cell>
          <table:table-cell office:value-type="float" office:value="24.5626403359462">
            <text:p>24.563</text:p>
          </table:table-cell>
          <table:table-cell office:value-type="float" office:value="10123115">
            <text:p>101231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139.1">
            <text:p>139.1</text:p>
          </table:table-cell>
          <table:table-cell office:value-type="float" office:value="-79.4">
            <text:p>-79.4</text:p>
          </table:table-cell>
          <table:table-cell office:value-type="float" office:value="-1.6">
            <text:p>-1.6</text:p>
          </table:table-cell>
          <table:table-cell office:value-type="float" office:value="25.3486424694105">
            <text:p>25.349</text:p>
          </table:table-cell>
          <table:table-cell office:value-type="float" office:value="10123929">
            <text:p>1012392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102.1">
            <text:p>102.1</text:p>
          </table:table-cell>
          <table:table-cell office:value-type="float" office:value="-51.9">
            <text:p>-51.9</text:p>
          </table:table-cell>
          <table:table-cell office:value-type="float" office:value="-1.3">
            <text:p>-1.3</text:p>
          </table:table-cell>
          <table:table-cell office:value-type="float" office:value="25.2938482751455">
            <text:p>25.294</text:p>
          </table:table-cell>
          <table:table-cell office:value-type="float" office:value="10124118">
            <text:p>1012411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54.2">
            <text:p>54.2</text:p>
          </table:table-cell>
          <table:table-cell office:value-type="float" office:value="-46.18">
            <text:p>-46.18</text:p>
          </table:table-cell>
          <table:table-cell office:value-type="float" office:value="-1.4">
            <text:p>-1.4</text:p>
          </table:table-cell>
          <table:table-cell office:value-type="float" office:value="25.5622013809524">
            <text:p>25.562</text:p>
          </table:table-cell>
          <table:table-cell office:value-type="float" office:value="10124315">
            <text:p>1012431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84.6">
            <text:p>184.6</text:p>
          </table:table-cell>
          <table:table-cell office:value-type="float" office:value="16.8">
            <text:p>16.8</text:p>
          </table:table-cell>
          <table:table-cell office:value-type="float" office:value="-1.3">
            <text:p>-1.3</text:p>
          </table:table-cell>
          <table:table-cell office:value-type="float" office:value="26.4289567567568">
            <text:p>26.429</text:p>
          </table:table-cell>
          <table:table-cell office:value-type="float" office:value="10132805">
            <text:p>101328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28.6">
            <text:p>128.6</text:p>
          </table:table-cell>
          <table:table-cell office:value-type="float" office:value="29.2">
            <text:p>29.2</text:p>
          </table:table-cell>
          <table:table-cell office:value-type="float" office:value="-1.5">
            <text:p>-1.5</text:p>
          </table:table-cell>
          <table:table-cell office:value-type="float" office:value="26.6121770491803">
            <text:p>26.612</text:p>
          </table:table-cell>
          <table:table-cell office:value-type="float" office:value="10133004">
            <text:p>1013300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61.2">
            <text:p>61.2</text:p>
          </table:table-cell>
          <table:table-cell office:value-type="float" office:value="59.3">
            <text:p>59.3</text:p>
          </table:table-cell>
          <table:table-cell office:value-type="float" office:value="-1.4">
            <text:p>-1.4</text:p>
          </table:table-cell>
          <table:table-cell office:value-type="float" office:value="27.3781457364341">
            <text:p>27.378</text:p>
          </table:table-cell>
          <table:table-cell office:value-type="float" office:value="10133203">
            <text:p>1013320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39.3">
            <text:p>39.3</text:p>
          </table:table-cell>
          <table:table-cell office:value-type="float" office:value="107.4">
            <text:p>107.4</text:p>
          </table:table-cell>
          <table:table-cell office:value-type="float" office:value="-1.4">
            <text:p>-1.4</text:p>
          </table:table-cell>
          <table:table-cell office:value-type="float" office:value="28.2141265486726">
            <text:p>28.214</text:p>
          </table:table-cell>
          <table:table-cell office:value-type="float" office:value="10133420">
            <text:p>1013342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93.7">
            <text:p>93.7</text:p>
          </table:table-cell>
          <table:table-cell office:value-type="float" office:value="118">
            <text:p>118</text:p>
          </table:table-cell>
          <table:table-cell office:value-type="float" office:value="-1.4">
            <text:p>-1.4</text:p>
          </table:table-cell>
          <table:table-cell office:value-type="float" office:value="27.7646323308271">
            <text:p>27.765</text:p>
          </table:table-cell>
          <table:table-cell office:value-type="float" office:value="10133623">
            <text:p>101336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145.1">
            <text:p>145.1</text:p>
          </table:table-cell>
          <table:table-cell office:value-type="float" office:value="113.9">
            <text:p>113.9</text:p>
          </table:table-cell>
          <table:table-cell office:value-type="float" office:value="-1.4">
            <text:p>-1.4</text:p>
          </table:table-cell>
          <table:table-cell office:value-type="float" office:value="27.8109338235294">
            <text:p>27.811</text:p>
          </table:table-cell>
          <table:table-cell office:value-type="float" office:value="10133820">
            <text:p>1013382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75.9">
            <text:p>175.9</text:p>
          </table:table-cell>
          <table:table-cell office:value-type="float" office:value="183.4">
            <text:p>183.4</text:p>
          </table:table-cell>
          <table:table-cell office:value-type="float" office:value="-1.3">
            <text:p>-1.3</text:p>
          </table:table-cell>
          <table:table-cell office:value-type="float" office:value="28.4351328767123">
            <text:p>28.435</text:p>
          </table:table-cell>
          <table:table-cell office:value-type="float" office:value="10134039">
            <text:p>1013403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121.9">
            <text:p>121.9</text:p>
          </table:table-cell>
          <table:table-cell office:value-type="float" office:value="207.4">
            <text:p>207.4</text:p>
          </table:table-cell>
          <table:table-cell office:value-type="float" office:value="-1.3">
            <text:p>-1.3</text:p>
          </table:table-cell>
          <table:table-cell office:value-type="float" office:value="28.2410307692308">
            <text:p>28.241</text:p>
          </table:table-cell>
          <table:table-cell office:value-type="float" office:value="10134359">
            <text:p>1013435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66.4">
            <text:p>66.4</text:p>
          </table:table-cell>
          <table:table-cell office:value-type="float" office:value="220.6">
            <text:p>220.6</text:p>
          </table:table-cell>
          <table:table-cell office:value-type="float" office:value="-1.2">
            <text:p>-1.2</text:p>
          </table:table-cell>
          <table:table-cell office:value-type="float" office:value="28.4729100529101">
            <text:p>28.473</text:p>
          </table:table-cell>
          <table:table-cell office:value-type="float" office:value="10134627">
            <text:p>1013462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3.4">
            <text:p>33.4</text:p>
          </table:table-cell>
          <table:table-cell office:value-type="float" office:value="-54.7">
            <text:p>-54.7</text:p>
          </table:table-cell>
          <table:table-cell office:value-type="float" office:value="-1.3">
            <text:p>-1.3</text:p>
          </table:table-cell>
          <table:table-cell office:value-type="float" office:value="30.0718551724138">
            <text:p>30.072</text:p>
          </table:table-cell>
          <table:table-cell office:value-type="float" office:value="10141005">
            <text:p>101410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68.2">
            <text:p>168.2</text:p>
          </table:table-cell>
          <table:table-cell office:value-type="float" office:value="239.9">
            <text:p>239.9</text:p>
          </table:table-cell>
          <table:table-cell office:value-type="float" office:value="-1.6">
            <text:p>-1.6</text:p>
          </table:table-cell>
          <table:table-cell office:value-type="float" office:value="27.1924951972205">
            <text:p>27.192</text:p>
          </table:table-cell>
          <table:table-cell office:value-type="float" office:value="10141812">
            <text:p>101418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72.3">
            <text:p>172.3</text:p>
          </table:table-cell>
          <table:table-cell office:value-type="float" office:value="322">
            <text:p>322</text:p>
          </table:table-cell>
          <table:table-cell office:value-type="float" office:value="-1.6">
            <text:p>-1.6</text:p>
          </table:table-cell>
          <table:table-cell office:value-type="float" office:value="26.4070749498328">
            <text:p>26.407</text:p>
          </table:table-cell>
          <table:table-cell office:value-type="float" office:value="10142101">
            <text:p>101421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05.5">
            <text:p>205.5</text:p>
          </table:table-cell>
          <table:table-cell office:value-type="float" office:value="366">
            <text:p>366</text:p>
          </table:table-cell>
          <table:table-cell office:value-type="float" office:value="-1.6">
            <text:p>-1.6</text:p>
          </table:table-cell>
          <table:table-cell office:value-type="float" office:value="30.01776933767">
            <text:p>30.018</text:p>
          </table:table-cell>
          <table:table-cell office:value-type="float" office:value="10142312">
            <text:p>101423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159.7">
            <text:p>159.7</text:p>
          </table:table-cell>
          <table:table-cell office:value-type="float" office:value="457.8">
            <text:p>457.8</text:p>
          </table:table-cell>
          <table:table-cell office:value-type="float" office:value="-1.6">
            <text:p>-1.6</text:p>
          </table:table-cell>
          <table:table-cell office:value-type="float" office:value="30.7974641051314">
            <text:p>30.797</text:p>
          </table:table-cell>
          <table:table-cell office:value-type="float" office:value="10142628">
            <text:p>1014262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84.4">
            <text:p>184.4</text:p>
          </table:table-cell>
          <table:table-cell office:value-type="float" office:value="443.2">
            <text:p>443.2</text:p>
          </table:table-cell>
          <table:table-cell office:value-type="float" office:value="-1.7">
            <text:p>-1.7</text:p>
          </table:table-cell>
          <table:table-cell office:value-type="float" office:value="36.8350671077505">
            <text:p>36.835</text:p>
          </table:table-cell>
          <table:table-cell office:value-type="float" office:value="10143414">
            <text:p>1014341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145.4">
            <text:p>145.4</text:p>
          </table:table-cell>
          <table:table-cell office:value-type="float" office:value="341.7">
            <text:p>341.7</text:p>
          </table:table-cell>
          <table:table-cell office:value-type="float" office:value="-1.6">
            <text:p>-1.6</text:p>
          </table:table-cell>
          <table:table-cell office:value-type="float" office:value="33.9225208333333">
            <text:p>33.923</text:p>
          </table:table-cell>
          <table:table-cell office:value-type="float" office:value="10143810">
            <text:p>101438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05.2">
            <text:p>105.2</text:p>
          </table:table-cell>
          <table:table-cell office:value-type="float" office:value="255.5">
            <text:p>255.5</text:p>
          </table:table-cell>
          <table:table-cell office:value-type="float" office:value="-1.4">
            <text:p>-1.4</text:p>
          </table:table-cell>
          <table:table-cell office:value-type="float" office:value="25.1904204078431">
            <text:p>25.190</text:p>
          </table:table-cell>
          <table:table-cell office:value-type="float" office:value="10144146">
            <text:p>1014414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109.4">
            <text:p>109.4</text:p>
          </table:table-cell>
          <table:table-cell office:value-type="float" office:value="199.9">
            <text:p>199.9</text:p>
          </table:table-cell>
          <table:table-cell office:value-type="float" office:value="-1.4">
            <text:p>-1.4</text:p>
          </table:table-cell>
          <table:table-cell office:value-type="float" office:value="25.0297276392275">
            <text:p>25.030</text:p>
          </table:table-cell>
          <table:table-cell office:value-type="float" office:value="10144445">
            <text:p>1014444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115.6">
            <text:p>115.6</text:p>
          </table:table-cell>
          <table:table-cell office:value-type="float" office:value="129.1">
            <text:p>129.1</text:p>
          </table:table-cell>
          <table:table-cell office:value-type="float" office:value="-1.5">
            <text:p>-1.5</text:p>
          </table:table-cell>
          <table:table-cell office:value-type="float" office:value="25.4754426833073">
            <text:p>25.475</text:p>
          </table:table-cell>
          <table:table-cell office:value-type="float" office:value="10144719">
            <text:p>101447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20.2">
            <text:p>120.2</text:p>
          </table:table-cell>
          <table:table-cell office:value-type="float" office:value="103.7">
            <text:p>103.7</text:p>
          </table:table-cell>
          <table:table-cell office:value-type="float" office:value="-1.5">
            <text:p>-1.5</text:p>
          </table:table-cell>
          <table:table-cell office:value-type="float" office:value="25.349448023921">
            <text:p>25.349</text:p>
          </table:table-cell>
          <table:table-cell office:value-type="float" office:value="10144903">
            <text:p>101449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91.4">
            <text:p>91.4</text:p>
          </table:table-cell>
          <table:table-cell office:value-type="float" office:value="57.9">
            <text:p>57.9</text:p>
          </table:table-cell>
          <table:table-cell office:value-type="float" office:value="-1.4">
            <text:p>-1.4</text:p>
          </table:table-cell>
          <table:table-cell office:value-type="float" office:value="25.8117181571816">
            <text:p>25.812</text:p>
          </table:table-cell>
          <table:table-cell office:value-type="float" office:value="10145053">
            <text:p>101450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float" office:value="17.2">
            <text:p>17.2</text:p>
          </table:table-cell>
          <table:table-cell office:value-type="float" office:value="-1.4">
            <text:p>-1.4</text:p>
          </table:table-cell>
          <table:table-cell office:value-type="float" office:value="26.1739678276269">
            <text:p>26.174</text:p>
          </table:table-cell>
          <table:table-cell office:value-type="float" office:value="10145507">
            <text:p>1014550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48.9">
            <text:p>48.9</text:p>
          </table:table-cell>
          <table:table-cell office:value-type="float" office:value="13.1">
            <text:p>13.1</text:p>
          </table:table-cell>
          <table:table-cell office:value-type="float" office:value="-1.4">
            <text:p>-1.4</text:p>
          </table:table-cell>
          <table:table-cell office:value-type="float" office:value="26.1744875681287">
            <text:p>26.174</text:p>
          </table:table-cell>
          <table:table-cell office:value-type="float" office:value="10145714">
            <text:p>1014571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32.3">
            <text:p>32.3</text:p>
          </table:table-cell>
          <table:table-cell office:value-type="float" office:value="2.3">
            <text:p>2.3</text:p>
          </table:table-cell>
          <table:table-cell office:value-type="float" office:value="-1.4">
            <text:p>-1.4</text:p>
          </table:table-cell>
          <table:table-cell office:value-type="float" office:value="26.1017387678001">
            <text:p>26.102</text:p>
          </table:table-cell>
          <table:table-cell office:value-type="float" office:value="10145858">
            <text:p>1014585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0.4">
            <text:p>50.4</text:p>
          </table:table-cell>
          <table:table-cell office:value-type="float" office:value="-46.8">
            <text:p>-46.8</text:p>
          </table:table-cell>
          <table:table-cell office:value-type="float" office:value="-1.4">
            <text:p>-1.4</text:p>
          </table:table-cell>
          <table:table-cell office:value-type="float" office:value="25.2778504004806">
            <text:p>25.278</text:p>
          </table:table-cell>
          <table:table-cell office:value-type="float" office:value="10150044">
            <text:p>101500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30.1">
            <text:p>130.1</text:p>
          </table:table-cell>
          <table:table-cell office:value-type="float" office:value="-46.2">
            <text:p>-46.2</text:p>
          </table:table-cell>
          <table:table-cell office:value-type="float" office:value="-1.4">
            <text:p>-1.4</text:p>
          </table:table-cell>
          <table:table-cell office:value-type="float" office:value="25.5655928862426">
            <text:p>25.566</text:p>
          </table:table-cell>
          <table:table-cell office:value-type="float" office:value="10150258">
            <text:p>1015025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4.3">
            <text:p>194.3</text:p>
          </table:table-cell>
          <table:table-cell office:value-type="float" office:value="-58.3">
            <text:p>-58.3</text:p>
          </table:table-cell>
          <table:table-cell office:value-type="float" office:value="-1.5">
            <text:p>-1.5</text:p>
          </table:table-cell>
          <table:table-cell office:value-type="float" office:value="26.8418100406631">
            <text:p>26.842</text:p>
          </table:table-cell>
          <table:table-cell office:value-type="float" office:value="10150426">
            <text:p>1015042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97.5">
            <text:p>197.5</text:p>
          </table:table-cell>
          <table:table-cell office:value-type="float" office:value="-96.3">
            <text:p>-96.3</text:p>
          </table:table-cell>
          <table:table-cell office:value-type="float" office:value="-1.4">
            <text:p>-1.4</text:p>
          </table:table-cell>
          <table:table-cell office:value-type="float" office:value="26.7544097182289">
            <text:p>26.754</text:p>
          </table:table-cell>
          <table:table-cell office:value-type="float" office:value="10150612">
            <text:p>101506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7.7">
            <text:p>167.7</text:p>
          </table:table-cell>
          <table:table-cell office:value-type="float" office:value="-89.7">
            <text:p>-89.7</text:p>
          </table:table-cell>
          <table:table-cell office:value-type="float" office:value="-1.4">
            <text:p>-1.4</text:p>
          </table:table-cell>
          <table:table-cell office:value-type="float" office:value="26.6275738041734">
            <text:p>26.628</text:p>
          </table:table-cell>
          <table:table-cell office:value-type="float" office:value="10150738">
            <text:p>1015073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5.4">
            <text:p>125.4</text:p>
          </table:table-cell>
          <table:table-cell office:value-type="float" office:value="-88.5">
            <text:p>-88.5</text:p>
          </table:table-cell>
          <table:table-cell office:value-type="float" office:value="-1.4">
            <text:p>-1.4</text:p>
          </table:table-cell>
          <table:table-cell office:value-type="float" office:value="26.7243463112005">
            <text:p>26.724</text:p>
          </table:table-cell>
          <table:table-cell office:value-type="float" office:value="10150909">
            <text:p>1015090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6.9">
            <text:p>96.9</text:p>
          </table:table-cell>
          <table:table-cell office:value-type="float" office:value="-88.2">
            <text:p>-88.2</text:p>
          </table:table-cell>
          <table:table-cell office:value-type="float" office:value="-1.3">
            <text:p>-1.3</text:p>
          </table:table-cell>
          <table:table-cell office:value-type="float" office:value="27.3796102124487">
            <text:p>27.380</text:p>
          </table:table-cell>
          <table:table-cell office:value-type="float" office:value="10151033">
            <text:p>101510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53.7">
            <text:p>53.7</text:p>
          </table:table-cell>
          <table:table-cell office:value-type="float" office:value="-72.2">
            <text:p>-72.2</text:p>
          </table:table-cell>
          <table:table-cell office:value-type="float" office:value="-1.3">
            <text:p>-1.3</text:p>
          </table:table-cell>
          <table:table-cell office:value-type="float" office:value="29.2966446978335">
            <text:p>29.297</text:p>
          </table:table-cell>
          <table:table-cell office:value-type="float" office:value="10151149">
            <text:p>1015114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1.9">
            <text:p>21.9</text:p>
          </table:table-cell>
          <table:table-cell office:value-type="float" office:value="-55.3">
            <text:p>-55.3</text:p>
          </table:table-cell>
          <table:table-cell office:value-type="float" office:value="-1.4">
            <text:p>-1.4</text:p>
          </table:table-cell>
          <table:table-cell office:value-type="float" office:value="27.8168406904762">
            <text:p>27.817</text:p>
          </table:table-cell>
          <table:table-cell office:value-type="float" office:value="10151320">
            <text:p>10151320</text:p>
          </table:table-cell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0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0000-00-00T00:30:11.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12S</meta:editing-duration>
    <meta:editing-cycles>15</meta:editing-cycles>
    <meta:generator>LibreOffice/4.0.0.3$Windows_x86 LibreOffice_project/7545bee9c2a0782548772a21bc84a9dcc583b89</meta:generator>
    <dc:date>2015-06-16T00:30:58.91</dc:date>
    <dc:creator>Felix Kurtz</dc:creator>
    <meta:document-statistic meta:table-count="3" meta:cell-count="314" meta:object-count="0"/>
    <meta:user-defined meta:name="Info 1"/>
    <meta:user-defined meta:name="Info 2"/>
    <meta:user-defined meta:name="Info 3"/>
    <meta:user-defined meta:name="Info 4"/>
  </office:meta>
</office:document-meta>
</file>